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>
      <style:text-properties officeooo:paragraph-rsid="0008715b"/>
    </style:style>
    <style:style style:name="P2" style:family="paragraph" style:parent-style-name="Text_20_body" style:list-style-name="L1"/>
    <style:style style:name="P3" style:family="paragraph" style:parent-style-name="Standard">
      <style:text-properties officeooo:paragraph-rsid="00068749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_20_4">
      <style:text-properties officeooo:rsid="0004d106" officeooo:paragraph-rsid="0004d106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officeooo:paragraph-rsid="00068749"/>
    </style:style>
    <style:style style:name="P9" style:family="paragraph" style:parent-style-name="Text_20_body" style:list-style-name="L5">
      <style:text-properties officeooo:paragraph-rsid="00068749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T1" style:family="text">
      <style:text-properties officeooo:rsid="0008715b"/>
    </style:style>
    <style:style style:name="T2" style:family="text">
      <style:text-properties officeooo:rsid="00068749"/>
    </style:style>
    <text:list-style style:name="L1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Zadanie č. 9</text:span><text:line-break/><text:span text:style-name="Strong_20_Emphasis"><text:span text:style-name="T1">Tomáš Meravý Murárik</text:span></text:span></text:p>
      <text:list text:style-name="L1">
        <text:list-item>
          <text:p text:style-name="P2">Vypísať obsah vstupu, pričom ak sa v ňom nachádza viacero rovnakých riadkov za sebou, vypíše sa vždy len jeden krát.</text:p>
        </text:list-item>
      </text:list>
      <text:p text:style-name="Text_20_body"><text:span text:style-name="Strong_20_Emphasis">Bonusová úloha 7:</text:span> Možnosť použitia súborov s veľkosťou nad 64 KB.<text:line-break/><text:span text:style-name="Strong_20_Emphasis">Bonusová úloha 9:</text:span> Možnosť použitia viacerých súborov.<text:line-break/><text:span text:style-name="Strong_20_Emphasis">Bonusová úloha 11:</text:span> Zmysluplné použitie reťazových inštrukcií (<text:span text:style-name="Source_20_Text">movsb</text:span>, <text:span text:style-name="Source_20_Text">cmpsb</text:span>).<text:line-break/><text:span text:style-name="Strong_20_Emphasis">Bonusová úloha 12:</text:span> Okomentovaný program v anglickom jazyku.</text:p>
      <text:p text:style-name="Text_20_body"><text:span text:style-name="Strong_20_Emphasis">03/23/2025</text:span><text:line-break/>2. Ročník, 2. ak. rok, 2. semester, odbor Informatika</text:p>
      <text:p text:style-name="P3"><text:s text:c="2"/></text:p>
      <text:p text:style-name="Standard"/>
      <text:p text:style-name="Standard">section <text:s text:c="3"/>.data</text:p>
      <text:p text:style-name="Standard">filename1 <text:s/>db 'example.txt', 0; first file name</text:p>
      <text:p text:style-name="Standard">filename2 <text:s/>db 'double.txt', 0; second file name</text:p>
      <text:p text:style-name="Standard">;filename3 db '64kb.txt', 0; third file name</text:p>
      <text:p text:style-name="Standard">file_count <text:s text:c="2"/>dq <text:span text:style-name="T2">2</text:span> <text:s text:c="23"/>; number of files in our table</text:p>
      <text:p text:style-name="Standard">buffer_size dq 69536</text:p>
      <text:p text:style-name="Standard">message <text:s text:c="3"/>db 'closing', 10</text:p>
      <text:p text:style-name="Standard">fmt <text:s text:c="7"/>db "%d", 10, 0; Format string with newline</text:p>
      <text:p text:style-name="Standard">newline <text:s text:c="3"/>db 10</text:p>
      <text:p text:style-name="Standard"/>
      <text:p text:style-name="Standard"><text:tab/>; Table of filename pointers:</text:p>
      <text:p text:style-name="Standard"/>
      <text:p text:style-name="Standard">filenames:</text:p>
      <text:p text:style-name="Standard"><text:tab/>dq <text:s/>filename1</text:p>
      <text:p text:style-name="Standard"><text:tab/>dq <text:s/>filename2</text:p>
      <text:p text:style-name="Standard"><text:tab/>;dq filename3</text:p>
      <text:p text:style-name="Standard"/>
      <text:p text:style-name="Standard"><text:tab/>section .bss</text:p>
      <text:p text:style-name="Standard"><text:tab/>buffer <text:s/>resb 69536; Buffer for file input</text:p>
      <text:p text:style-name="Standard"><text:tab/>current_buffer resb 512; Holds characters until newline/0</text:p>
      <text:p text:style-name="Standard"><text:tab/>prev_buffer <text:s text:c="3"/>resb 512 <text:s text:c="17"/>; Holds previous string</text:p>
      <text:p text:style-name="Standard"><text:tab/>num_buffer <text:s text:c="4"/>resb 20 <text:s text:c="18"/>; For debugging</text:p>
      <text:p text:style-name="Standard"/>
      <text:p text:style-name="Standard"><text:tab/>section .text</text:p>
      <text:p text:style-name="Standard"><text:tab/>global <text:s/>main</text:p>
      <text:p text:style-name="Standard"><text:tab/>extern <text:s/>printf</text:p>
      <text:p text:style-name="Standard"/>
      <text:p text:style-name="Standard">main:</text:p>
      <text:p text:style-name="Standard"><text:tab/>mov rbx, 0; index = 0</text:p>
      <text:p text:style-name="Standard"/>
      <text:p text:style-name="Standard">file_loop:</text:p>
      <text:p text:style-name="Standard"><text:tab/>mov rcx, [file_count]; rcx = file count</text:p>
      <text:p text:style-name="Standard"><text:tab/>cmp rbx, rcx</text:p>
      <text:p text:style-name="Standard"><text:soft-page-break/><text:tab/>jge all_files_done; if index &gt;= file_count, we're done</text:p>
      <text:p text:style-name="Standard"/>
      <text:p text:style-name="Standard"><text:tab/>; <text:s text:c="2"/>Get the pointer to the filename from the table:</text:p>
      <text:p text:style-name="Standard"><text:tab/>mov rax, rbx</text:p>
      <text:p text:style-name="Standard"><text:tab/>shl rax, 3; Multiply index by 8 (size of pointer)</text:p>
      <text:p text:style-name="Standard"><text:tab/>lea rsi, [filenames + rax]; rsi points to the pointer in the table</text:p>
      <text:p text:style-name="Standard"><text:tab/>mov rdi, [rsi]; load the filename pointer into rdi</text:p>
      <text:p text:style-name="Standard"/>
      <text:p text:style-name="Standard"><text:tab/>; <text:s text:c="2"/>Open the file (sys_open)</text:p>
      <text:p text:style-name="Standard"><text:tab/>mov rax, 2; sys_open system call</text:p>
      <text:p text:style-name="Standard"><text:tab/>mov rsi, 0; Flags: read-only</text:p>
      <text:p text:style-name="Standard"><text:tab/>mov rdx, 0; Mode (not needed for read-only)</text:p>
      <text:p text:style-name="Standard"><text:tab/>syscall</text:p>
      <text:p text:style-name="Standard"/>
      <text:p text:style-name="Standard"><text:tab/>test rax, rax; Check if file was opened successfully</text:p>
      <text:p text:style-name="Standard"><text:tab/>js <text:s text:c="2"/>next_file; If error, skip to next file</text:p>
      <text:p text:style-name="Standard"/>
      <text:p text:style-name="Standard"><text:tab/>mov rdi, rax; Store file descriptor in rdi</text:p>
      <text:p text:style-name="Standard"/>
      <text:p text:style-name="Standard"><text:tab/>; <text:s text:c="2"/>Initialize indices for file processing:</text:p>
      <text:p text:style-name="Standard"><text:tab/>mov r12, 0; index into buffer (buffer index)</text:p>
      <text:p text:style-name="Standard"><text:tab/>mov r14, 0; index in current_buffer</text:p>
      <text:p text:style-name="Standard"><text:tab/>mov r15, 0; index in prev_buffer</text:p>
      <text:p text:style-name="Standard"/>
      <text:p text:style-name="Standard"><text:tab/>; ---- File Processing Loop ----</text:p>
      <text:p text:style-name="Standard"/>
      <text:p text:style-name="Standard">load_file:</text:p>
      <text:p text:style-name="Standard"><text:tab/>mov rax, 0; sys_read system call</text:p>
      <text:p text:style-name="Standard"><text:tab/>mov rsi, buffer; read into buffer</text:p>
      <text:p text:style-name="Standard"><text:tab/>mov rdx, buffer_size; buffer size</text:p>
      <text:p text:style-name="Standard"><text:tab/>syscall</text:p>
      <text:p text:style-name="Standard"/>
      <text:p text:style-name="Standard"><text:tab/>test rax, rax; if EOF (0) or error (&lt;0)</text:p>
      <text:p text:style-name="Standard"><text:tab/>jle <text:s/>close_current_file; then close the file</text:p>
      <text:p text:style-name="Standard"/>
      <text:p text:style-name="Standard"><text:tab/>mov r13, rax; r13 = number of bytes read</text:p>
      <text:p text:style-name="Standard"><text:tab/>jmp read_file_by_char</text:p>
      <text:p text:style-name="Standard"/>
      <text:p text:style-name="Standard">read_file_by_char:</text:p>
      <text:p text:style-name="Standard"><text:tab/>cmp r12, r13; if we've reached end of bytes read...</text:p>
      <text:p text:style-name="Standard"><text:tab/>jge close_current_file; close the file</text:p>
      <text:p text:style-name="Standard"/>
      <text:p text:style-name="Standard"><text:tab/>cmp byte [buffer + r12], 10; If newline encountered...</text:p>
      <text:p text:style-name="Standard"><text:tab/>je <text:s/>cmp_strings</text:p>
      <text:p text:style-name="Standard"/>
      <text:p text:style-name="Standard"><text:tab/>; <text:s text:c="2"/>Append the current character from buffer into current_buffer:</text:p>
      <text:p text:style-name="Standard"><text:tab/>lea rdi, [current_buffer + r14]</text:p>
      <text:p text:style-name="Standard"><text:tab/>mov al, [buffer + r12]</text:p>
      <text:p text:style-name="Standard"><text:tab/>mov [rdi], al</text:p>
      <text:p text:style-name="Standard"><text:soft-page-break/><text:tab/>inc r12</text:p>
      <text:p text:style-name="Standard"><text:tab/>inc r14</text:p>
      <text:p text:style-name="Standard"><text:tab/>jmp read_file_by_char</text:p>
      <text:p text:style-name="Standard"/>
      <text:p text:style-name="Standard">cmp_strings:</text:p>
      <text:p text:style-name="Standard"><text:tab/>inc r12; move past the newline in buffer</text:p>
      <text:p text:style-name="Standard"><text:tab/>cmp r14, r15; compare current_buffer length vs. previous</text:p>
      <text:p text:style-name="Standard"><text:tab/>jne prepare_copy; if lengths differ, update prev_buffer</text:p>
      <text:p text:style-name="Standard"/>
      <text:p text:style-name="Standard"><text:tab/>lea rdi, [prev_buffer + r15 + 1]</text:p>
      <text:p text:style-name="Standard"><text:tab/>mov byte [rdi], 0; append null terminator to prev_buffer</text:p>
      <text:p text:style-name="Standard"/>
      <text:p text:style-name="Standard"><text:tab/>; <text:s text:c="3"/>Use rep cmpsb to compare strings efficiently:</text:p>
      <text:p text:style-name="Standard"><text:tab/>mov <text:s/>rsi, current_buffer; pointer to current_buffer</text:p>
      <text:p text:style-name="Standard"><text:tab/>mov <text:s/>rdi, prev_buffer; pointer to prev_buffer</text:p>
      <text:p text:style-name="Standard"><text:tab/>mov <text:s/>rcx, r14; number of bytes to compare</text:p>
      <text:p text:style-name="Standard"><text:tab/>cld <text:s/>; clear direction flag</text:p>
      <text:p text:style-name="Standard"><text:tab/>repe cmpsb; compare bytes</text:p>
      <text:p text:style-name="Standard"><text:tab/>jnz <text:s/>prepare_copy; if mismatch, copy new string</text:p>
      <text:p text:style-name="Standard"/>
      <text:p text:style-name="Standard"><text:tab/>; <text:s text:c="2"/>If strings are equal, reset current_buffer and continue:</text:p>
      <text:p text:style-name="Standard"><text:tab/>mov r14, 0</text:p>
      <text:p text:style-name="Standard"><text:tab/>jmp read_file_by_char</text:p>
      <text:p text:style-name="Standard"/>
      <text:p text:style-name="Standard">prepare_copy:</text:p>
      <text:p text:style-name="Standard"><text:tab/>; <text:s text:c="2"/>Copy current_buffer to prev_buffer using rep movsb:</text:p>
      <text:p text:style-name="Standard"><text:tab/>mov rsi, current_buffer; source pointer</text:p>
      <text:p text:style-name="Standard"><text:tab/>mov rdi, prev_buffer; destination pointer</text:p>
      <text:p text:style-name="Standard"><text:tab/>mov rcx, r14; number of bytes to copy</text:p>
      <text:p text:style-name="Standard"><text:tab/>mov r15, r14; save length for printing later</text:p>
      <text:p text:style-name="Standard"><text:tab/>cld ; ensure forward copying</text:p>
      <text:p text:style-name="Standard"><text:tab/>rep movsb; copy RCX bytes</text:p>
      <text:p text:style-name="Standard"/>
      <text:p text:style-name="Standard"><text:tab/>; <text:s text:c="2"/>Reset current_buffer by clearing it:</text:p>
      <text:p text:style-name="Standard"><text:tab/>mov rdi, current_buffer</text:p>
      <text:p text:style-name="Standard"><text:tab/>mov rcx, 512</text:p>
      <text:p text:style-name="Standard"><text:tab/>xor rax, rax</text:p>
      <text:p text:style-name="Standard"><text:tab/>rep stosb</text:p>
      <text:p text:style-name="Standard"/>
      <text:p text:style-name="Standard"><text:tab/>mov r14, 0; reset current_buffer index</text:p>
      <text:p text:style-name="Standard"/>
      <text:p text:style-name="Standard"><text:tab/>; <text:s text:c="2"/>Print the previous buffer:</text:p>
      <text:p text:style-name="Standard"><text:tab/>jmp print_message</text:p>
      <text:p text:style-name="Standard"/>
      <text:p text:style-name="Standard">print_message:</text:p>
      <text:p text:style-name="Standard"><text:tab/>mov rax, 1; sys_write for stdout</text:p>
      <text:p text:style-name="Standard"><text:tab/>mov rdi, 1</text:p>
      <text:p text:style-name="Standard"><text:tab/>mov rsi, prev_buffer; print prev_buffer</text:p>
      <text:p text:style-name="Standard"><text:tab/>mov rdx, r15; number of bytes to print</text:p>
      <text:p text:style-name="Standard"><text:soft-page-break/><text:tab/>syscall</text:p>
      <text:p text:style-name="Standard"><text:tab/>mov rax, 1; sys_write for newline</text:p>
      <text:p text:style-name="Standard"><text:tab/>mov rdi, 1</text:p>
      <text:p text:style-name="Standard"><text:tab/>mov rsi, newline</text:p>
      <text:p text:style-name="Standard"><text:tab/>mov rdx, 1</text:p>
      <text:p text:style-name="Standard"><text:tab/>syscall</text:p>
      <text:p text:style-name="Standard"/>
      <text:p text:style-name="Standard"><text:tab/>mov r14, 0; reset current_buffer index</text:p>
      <text:p text:style-name="Standard"><text:tab/>jmp read_file_by_char; continue processing current file</text:p>
      <text:p text:style-name="Standard"/>
      <text:p text:style-name="Standard">close_current_file:</text:p>
      <text:p text:style-name="Standard"><text:tab/>; <text:s text:c="2"/>Close the file (sys_close)</text:p>
      <text:p text:style-name="Standard"><text:tab/>mov rax, 3; sys_close</text:p>
      <text:p text:style-name="Standard"><text:tab/>syscall</text:p>
      <text:p text:style-name="Standard"/>
      <text:p text:style-name="Standard"><text:tab/>; Move to next file:</text:p>
      <text:p text:style-name="Standard"/>
      <text:p text:style-name="Standard">next_file:</text:p>
      <text:p text:style-name="Standard"><text:tab/>inc rbx; next index in filenames table</text:p>
      <text:p text:style-name="Standard"><text:tab/>jmp file_loop</text:p>
      <text:p text:style-name="Standard"/>
      <text:p text:style-name="Standard">all_files_done:</text:p>
      <text:p text:style-name="Standard"><text:tab/>; <text:s text:c="2"/>All files processed; exit program</text:p>
      <text:p text:style-name="Standard"><text:tab/>mov rax, 60; sys_exit</text:p>
      <text:p text:style-name="Standard"><text:tab/>xor rdi, rdi</text:p>
      <text:p text:style-name="Standard"><text:tab/>syscall</text:p>
      <text:p text:style-name="Standard"/>
      <text:p text:style-name="Standard"><text:tab/>;-------------------------------------------------</text:p>
      <text:p text:style-name="Standard"/>
      <text:p text:style-name="Standard">print_number:</text:p>
      <text:p text:style-name="Standard"><text:tab/>sub <text:s/>rsp, 8; align stack</text:p>
      <text:p text:style-name="Standard"><text:tab/>mov <text:s/>rdi, fmt; format string</text:p>
      <text:p text:style-name="Standard"><text:tab/>mov <text:s/>rsi, rax; number to print</text:p>
      <text:p text:style-name="Standard"><text:tab/>xor <text:s/>rax, rax</text:p>
      <text:p text:style-name="Standard"><text:tab/>call printf</text:p>
      <text:p text:style-name="Standard"><text:tab/>add <text:s/>rsp, 8</text:p>
      <text:p text:style-name="Standard"><text:tab/>ret</text:p>
      <text:p text:style-name="Standard"/>
      <text:p text:style-name="P4">Zhodnotenie:</text:p>
      <text:h text:style-name="P5" text:outline-level="4">Funkčnosť programu:</text:h>
      <text:list text:style-name="L2">
        <text:list-item>
          <text:p text:style-name="P6"><text:span text:style-name="Strong_20_Emphasis">Program je funkčný</text:span> a splňuje všetky požiadavky zadania. Dokáže správne vypísať obsah vstupného súboru, pričom ak sa v ňom nachádza viacero rovnakých riadkov za sebou, vypíše každý takýto riadok len raz.</text:p>
        </text:list-item>
        <text:list-item>
          <text:p text:style-name="P6"><text:span text:style-name="Strong_20_Emphasis">Prostredie</text:span>: Program bol vypracovaný v prostredí Linux a je napísaný v assembleri NASM.</text:p>
        </text:list-item>
      </text:list>
      <text:h text:style-name="Heading_20_4" text:outline-level="4"><text:soft-page-break/>Chovanie programu vzhľadom na vstupné údaje:</text:h>
      <text:list text:style-name="L3">
        <text:list-item>
          <text:p text:style-name="P7"><text:span text:style-name="Strong_20_Emphasis">Obmedzenia</text:span>:</text:p>
          <text:list>
            <text:list-item>
              <text:p text:style-name="P7"><text:span text:style-name="Strong_20_Emphasis">Buffer size pre súbor</text:span>: Program používa buffer o veľkosti 69536 bajtov. Ak je vstupný súbor väčší ako tento buffer, môže dôjsť k buffer overflow.</text:p>
            </text:list-item>
            <text:list-item>
              <text:p text:style-name="P7"><text:span text:style-name="Strong_20_Emphasis">Buffer size pre riadok</text:span>: Program používa buffer o veľkosti 512 bajtov pre každý riadok. Ak je riadok dlhší ako 512 bajtov, môže dôjsť k buffer overflow.</text:p>
            </text:list-item>
          </text:list>
        </text:list-item>
        <text:list-item>
          <text:p text:style-name="P7"><text:span text:style-name="Strong_20_Emphasis">Predpoklady správnej funkčnosti</text:span>:</text:p>
          <text:list>
            <text:list-item>
              <text:p text:style-name="P7">Vstupný súbor sa musí zmestiť do buffera o veľkosti 69536 bajtov.</text:p>
            </text:list-item>
            <text:list-item>
              <text:p text:style-name="P7">Každý riadok v súbore sa musí zmestiť do buffera o veľkosti 512 bajtov.</text:p>
            </text:list-item>
          </text:list>
        </text:list-item>
      </text:list>
      <text:h text:style-name="Heading_20_4" text:outline-level="4">Chovanie programu vzhľadom na použité služby:</text:h>
      <text:list text:style-name="L4">
        <text:list-item>
          <text:p text:style-name="P8">Program používa systémové volania Linuxu (sys_open, sys_read, sys_write, sys_close) na prácu so súbormi a výstupom. Tieto služby sú použité správne a efektívne.</text:p>
        </text:list-item>
      </text:list>
      <text:h text:style-name="Heading_20_4" text:outline-level="4">Možné vylepšenia:</text:h>
      <text:list text:style-name="L5">
        <text:list-item>
          <text:list>
            <text:list-item>
              <text:p text:style-name="P9"><text:span text:style-name="Strong_20_Emphasis">Dynamická alokácia pamäte</text:span>: Namiesto statických bufferov by sa dala použiť dynamická alokácia pamäte, čo by umožnilo prácu s väčšími súbormi a dlhšími riadkami</text:p>
            </text:list-item>
          </text:list>
        </text:list-item>
      </text:list>
      <text:h text:style-name="Heading_20_4" text:outline-level="4">Popis použitých algoritmov:</text:h>
      <text:list text:style-name="L6">
        <text:list-item>
          <text:p text:style-name="P10"><text:span text:style-name="Strong_20_Emphasis">Hlavný algoritmus</text:span>:</text:p>
          <text:list>
            <text:list-item>
              <text:p text:style-name="P10">Program prechádza každý súbor po znakoch a ukladá ich do <text:span text:style-name="Source_20_Text">current_buffer</text:span>. Ak narazí na nový riadok, porovná <text:span text:style-name="Source_20_Text">current_buffer</text:span> s <text:span text:style-name="Source_20_Text">prev_buffer</text:span>. Ak sú rovnaké, ignoruje duplicitný riadok. Ak nie, skopíruje <text:span text:style-name="Source_20_Text">current_buffer</text:span> do <text:span text:style-name="Source_20_Text">prev_buffer</text:span> a vypíše ho.</text:p>
            </text:list-item>
          </text:list>
        </text:list-item>
      </text:list>
      <text:h text:style-name="Heading_20_4" text:outline-level="4">Osobitosti riešenia:</text:h>
      <text:list text:style-name="L7">
        <text:list-item>
          <text:p text:style-name="P11"><text:span text:style-name="Strong_20_Emphasis">Efektívne využitie reťazových inštrukcií</text:span>: Program efektívne využíva inštrukcie <text:span text:style-name="Source_20_Text">movsb</text:span> a <text:span text:style-name="Source_20_Text">cmpsb</text:span> na manipuláciu a porovnávanie reťazcov, čo zvyšuje jeho výkon.</text:p>
        </text:list-item>
        <text:list-item>
          <text:p text:style-name="P11"><text:span text:style-name="Strong_20_Emphasis">Jednoduchosť a prehľadnosť</text:span>: Program je napísaný jednoducho a prehľadne, čo uľahčuje jeho pochopenie a úprav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2:04:00.561467021</meta:creation-date>
    <dc:date>2025-03-21T12:39:23.141738300</dc:date>
    <meta:editing-duration>PT3M30S</meta:editing-duration>
    <meta:editing-cycles>1</meta:editing-cycles>
    <meta:document-statistic meta:table-count="0" meta:image-count="0" meta:object-count="0" meta:page-count="5" meta:paragraph-count="160" meta:word-count="992" meta:character-count="6337" meta:non-whitespace-character-count="5277"/>
    <meta:generator>LibreOffice/24.8.5.2$Linux_X86_64 LibreOffice_project/480$Build-2</meta:generator>
  </office:meta>
</office:document-meta>
</file>